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8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size="80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emu słowu.</text:span><text:span text:style-name="T1"><text:line-break/></text:span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ojej wo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ym natchnieniom.</text:span><text:span text:style-name="T1"><text:line-break/></text:span><text:span text:style-name="T1">O tak, tak, tak,</text:span><text:span text:style-name="T1"><text:line-break/></text:span><text:span text:style-name="T1">Panie mówię tak</text:span><text:span text:style-name="T1"><text:line-break/></text:span><text:span text:style-name="T1">Twemu praw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1"><text:span text:style-name="T1">Jesteś mym Pasterzem,</text:span><text:span text:style-name="T1"><text:line-break/></text:span><text:span text:style-name="T1">uczysz mnie </text:span><text:span text:style-name="T1">jak tutaj żyć,</text:span><text:span text:style-name="T1"><text:line-break/></text:span><text:span text:style-name="T1">Twoje napomnienia</text:span><text:span text:style-name="T1"><text:line-break/></text:span><text:span text:style-name="T1">chronią mnie, strzegą mnie,</text:span><text:span text:style-name="T1"><text:line-break/></text:span><text:span text:style-name="T1">dają życie mi.</text:span><text:span text:style-name="T1"><text:line-break/></text:span><text:span text:style-name="T1"><text:line-break/></text:span><text:span text:style-name="T1">O alleluja, 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09:05</meta:creation-date>
    <dc:creator>Rafał Talacha</dc:creator>
    <dc:date>2009-01-27T11:17:39</dc:date>
    <dc:language>pl-PL</dc:language>
    <meta:editing-cycles>5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